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1cm" svg:x="11.8cm" svg:y="1.6cm">
          <text:p text:style-name="P1"><text:span text:style-name="T1">Log-In </text:span></text:p>
          <text:p text:style-name="P1"><text:span text:style-name="T1">Details Valid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3.9cm" svg:y1="3.7cm" svg:x2="13.9cm" svg:y2="4.9cm">
          <text:p/>
        </draw:line>
        <draw:frame draw:style-name="gr3" draw:text-style-name="P2" draw:layer="layout" svg:width="1.4cm" svg:height="0.8cm" svg:x="12.2cm" svg:y="3.7cm">
          <draw:text-box>
            <text:p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5:35:28.395000000</meta:creation-date>
    <dc:date>2014-11-30T20:55:34.416000000</dc:date>
    <meta:editing-duration>PT5H19M44S</meta:editing-duration>
    <meta:editing-cycles>2</meta:editing-cycles>
    <meta:generator>LibreOffice/4.2.6.3$Windows_x86 LibreOffice_project/3fd416d4c6db7d3204c17ce57a1d70f6e531ee21</meta:generator>
    <meta:document-statistic meta:object-count="3"/>
  </office:meta>
</office:document-meta>
</file>